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f5e" officeooo:paragraph-rsid="0015ef5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212cm"/>
        </style:tab-stops>
      </style:paragraph-properties>
      <style:text-properties fo:font-size="14pt" officeooo:rsid="0015ef5e" officeooo:paragraph-rsid="0015ef5e" style:font-size-asian="14pt" style:font-size-complex="14pt"/>
    </style:style>
    <style:style style:name="P3" style:family="paragraph" style:parent-style-name="Preformatted_20_Text">
      <style:text-properties officeooo:rsid="0015ef5e" officeooo:paragraph-rsid="0015ef5e"/>
    </style:style>
    <style:style style:name="P4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1: Page Rank </text:p>
      <text:p text:style-name="P2"/>
      <text:p text:style-name="P1"/>
      <text:p text:style-name="P1"/>
      <text:p text:style-name="P1"/>
      <text:p text:style-name="P1">The difficult part was to implement the product between a vector and a sparse matrix.</text:p>
      <text:p text:style-name="P1">I choose to represents such matrix by dictionnaries. </text:p>
      <text:p text:style-name="P1"/>
      <text:p text:style-name="P1">Then, it was just about applying the formula of Page Rank algorithm.</text:p>
      <text:p text:style-name="P1"/>
      <text:p text:style-name="P1">Another difficult part was to extract correctly the infomation present on the toyset, in order to create the graph.</text:p>
      <text:p text:style-name="P1"/>
      <text:p text:style-name="P1"/>
      <text:p text:style-name="P1">For Beta=1 and esp=0.001 I obtained : </text:p>
      <text:p text:style-name="P1"/>
      <text:p text:style-name="P3">{'node 1': 0.28576151529947913,</text:p>
      <text:p text:style-name="Preformatted_20_Text"><text:s text:c="2"/>'node 2': 0.14273834228515625,</text:p>
      <text:p text:style-name="Preformatted_20_Text"><text:s text:c="2"/>'node 3': 0.14288075764973956,</text:p>
      <text:p text:style-name="Preformatted_20_Text"><text:s text:c="2"/>'node 4': 0.14300028483072916,</text:p>
      <text:p text:style-name="Preformatted_20_Text"><text:s text:c="2"/>'node 5': 0.14273834228515625,</text:p>
      <text:p text:style-name="P4"><text:s text:c="2"/>'node 6': 0.14288075764973956})</text:p>
      <text:p text:style-name="P1">For Beta = 0.8, the jump were autorized, I obtained :</text:p>
      <text:p text:style-name="P1"/>
      <text:p text:style-name="P3"><text:s/>{'node 1': 0.27144166191245994,</text:p>
      <text:p text:style-name="Preformatted_20_Text"><text:s text:c="2"/>'node 2': 0.14205073558667264,</text:p>
      <text:p text:style-name="Preformatted_20_Text"><text:s text:c="2"/>'node 3': 0.14688009681043457,</text:p>
      <text:p text:style-name="Preformatted_20_Text"><text:s text:c="2"/>'node 4': 0.15069667329332564,</text:p>
      <text:p text:style-name="Preformatted_20_Text"><text:s text:c="2"/>'node 5': 0.14205073558667264,</text:p>
      <text:p text:style-name="P4"><text:s text:c="2"/>'node 6': 0.14688009681043457})</text:p>
      <text:p text:style-name="P1">It is logical that the node 1 loose importance in so far as we can jump with the probability 0.2 when we are on it.</text:p>
      <text:p text:style-name="P1"/>
      <text:p text:style-name="P1"/>
      <text:p text:style-name="P1"/>
      <text:p text:style-name="P1">Concerning the Wikipedia pages, I obtained : </text:p>
      <text:p text:style-name="P1"/>
      <text:p text:style-name="P3"><text:s/>{'Assembly_language.html': 0.03924721305817514,</text:p>
      <text:p text:style-name="Preformatted_20_Text"><text:s text:c="2"/>'Binary_file.html': 0.004527633803277401,</text:p>
      <text:p text:style-name="Preformatted_20_Text"><text:s text:c="2"/>'Boolean_data_type.html': 0.00931262282786769,</text:p>
      <text:p text:style-name="Preformatted_20_Text"><text:s text:c="2"/>'Bytecode.html': 0.01392558988966497,</text:p>
      <text:p text:style-name="Preformatted_20_Text"><text:s text:c="2"/>'C++.html': 0.030436228699575397,</text:p>
      <text:p text:style-name="Preformatted_20_Text"><text:s text:c="2"/>'COBOL.html': 0.02343469619163733,</text:p>
      <text:p text:style-name="Preformatted_20_Text"><text:s text:c="2"/>'C_(programming_language).html': 0.04065222495276738,</text:p>
      <text:p text:style-name="Preformatted_20_Text"><text:s text:c="2"/>'Comparison_of_programming_languages.html': 0.015043802272147742,</text:p>
      <text:p text:style-name="Preformatted_20_Text"><text:s text:c="2"/>'Compiler.html': 0.033443171620915736,</text:p>
      <text:p text:style-name="Preformatted_20_Text"><text:s text:c="2"/>'Computer.html': 0.0220896294761528,</text:p>
      <text:p text:style-name="Preformatted_20_Text"><text:s text:c="2"/>'Computer_hardware.html': 0.022940202786461014,</text:p>
      <text:p text:style-name="Preformatted_20_Text"><text:s text:c="2"/>'Computer_memory.html': 0.015622789647479022,</text:p>
      <text:p text:style-name="Preformatted_20_Text"><text:s text:c="2"/>'Computer_program.html': 0.020267176138101382,</text:p>
      <text:p text:style-name="Preformatted_20_Text"><text:s text:c="2"/>'Computer_science.html': 0.02525192681909772,</text:p>
      <text:p text:style-name="Preformatted_20_Text"><text:s text:c="2"/>'Control_flow.html': 0.00975031562778569,</text:p>
      <text:p text:style-name="Preformatted_20_Text"><text:s text:c="2"/>'Data_(computing).html': 0.0075418605609669665,</text:p>
      <text:p text:style-name="Preformatted_20_Text"><text:s text:c="2"/>'Data_type.html': 0.01922532815298363,</text:p>
      <text:p text:style-name="Preformatted_20_Text"><text:s text:c="2"/>'Database.html': 0.011228673044288302,</text:p>
      <text:p text:style-name="Preformatted_20_Text"><text:soft-page-break/><text:s text:c="2"/>'Dynamic_programming_language.html': 0.012146789950983778,</text:p>
      <text:p text:style-name="Preformatted_20_Text"><text:s text:c="2"/>'Executable.html': 0.012632100163216937,</text:p>
      <text:p text:style-name="Preformatted_20_Text"><text:s text:c="2"/>'Fortran.html': 0.02417875832683193,</text:p>
      <text:p text:style-name="Preformatted_20_Text"><text:s text:c="2"/>'GNU_Compiler_Collection.html': 0.01562877388288963,</text:p>
      <text:p text:style-name="Preformatted_20_Text"><text:s text:c="2"/>'High-level_programming_language.html': 0.022596278607702656,</text:p>
      <text:p text:style-name="Preformatted_20_Text"><text:s text:c="2"/>'Imperative_programming.html': 0.023105607719844153,</text:p>
      <text:p text:style-name="Preformatted_20_Text"><text:s text:c="2"/>'Instruction_set.html': 0.017393205084948432,</text:p>
      <text:p text:style-name="Preformatted_20_Text"><text:s text:c="2"/>'Integer_(computer_science).html': 0.009185803223652303,</text:p>
      <text:p text:style-name="Preformatted_20_Text"><text:s text:c="2"/>'JavaScript.html': 0.024491717448430445,</text:p>
      <text:p text:style-name="Preformatted_20_Text"><text:s text:c="2"/>'Java_(programming_language).html': 0.0335578160588575,</text:p>
      <text:p text:style-name="Preformatted_20_Text"><text:s text:c="2"/>'Kernel_(computing).html': 0.00458215434186174,</text:p>
      <text:p text:style-name="Preformatted_20_Text"><text:s text:c="2"/>'Lexical_scope.html': 0.0015637770689126325,</text:p>
      <text:p text:style-name="Preformatted_20_Text"><text:s text:c="2"/>'Linux.html': 0.012203973358538192,</text:p>
      <text:p text:style-name="Preformatted_20_Text"><text:s text:c="2"/>'Lisp_(programming_language).html': 0.02820834779985951,</text:p>
      <text:p text:style-name="Preformatted_20_Text"><text:s text:c="2"/>'List_of_programming_languages.html': 0.015001494219676144,</text:p>
      <text:p text:style-name="Preformatted_20_Text"><text:s text:c="2"/>'Logic_programming.html': 0.01274042866058705,</text:p>
      <text:p text:style-name="Preformatted_20_Text"><text:s text:c="2"/>'Low-level_programming_language.html': 0.015637332330421184,</text:p>
      <text:p text:style-name="Preformatted_20_Text"><text:s text:c="2"/>'Memory_address.html': 0.007767807524450869,</text:p>
      <text:p text:style-name="Preformatted_20_Text"><text:s text:c="2"/>'Method_(computer_programming).html': 0.006290642593192322,</text:p>
      <text:p text:style-name="Preformatted_20_Text"><text:s text:c="2"/>'Object-oriented_programming.html': 0.0290991846835297,</text:p>
      <text:p text:style-name="Preformatted_20_Text"><text:s text:c="2"/>'Object_(computer_science).html': 0.016062574604458212,</text:p>
      <text:p text:style-name="Preformatted_20_Text"><text:s text:c="2"/>'Operating_system.html': 0.03757216089586086,</text:p>
      <text:p text:style-name="Preformatted_20_Text"><text:s text:c="2"/>'Pointer_(computer_programming).html': 0.014857999162513767,</text:p>
      <text:p text:style-name="Preformatted_20_Text"><text:s text:c="2"/>'Porting.html': 0.00895398222064215,</text:p>
      <text:p text:style-name="Preformatted_20_Text"><text:s text:c="2"/>'Program_(machine).html': 0.0037725837261121135,</text:p>
      <text:p text:style-name="Preformatted_20_Text"><text:s text:c="2"/>'Programming_language.html': 0.048234437141462236,</text:p>
      <text:p text:style-name="Preformatted_20_Text"><text:s text:c="2"/>'Python_(programming_language).html': 0.026741833724812526,</text:p>
      <text:p text:style-name="Preformatted_20_Text"><text:s text:c="2"/>'Scripting_language.html': 0.01735443970022184,</text:p>
      <text:p text:style-name="Preformatted_20_Text"><text:s text:c="2"/>'Snowball_programming_language.html': 0.0008144992148488653,</text:p>
      <text:p text:style-name="Preformatted_20_Text"><text:s text:c="2"/>'Software.html': 0.013603491999745632,</text:p>
      <text:p text:style-name="Preformatted_20_Text"><text:s text:c="2"/>'Software_portability.html': 0.012785472843536233,</text:p>
      <text:p text:style-name="Preformatted_20_Text"><text:s text:c="2"/>'Source_code.html': 0.021408665445354306,</text:p>
      <text:p text:style-name="Preformatted_20_Text"><text:s text:c="2"/>'Strong_and_weak_typing.html': 0.004660149816214593,</text:p>
      <text:p text:style-name="Preformatted_20_Text"><text:s text:c="2"/>'Subroutine.html': 0.017025965064843145,</text:p>
      <text:p text:style-name="Preformatted_20_Text"><text:s text:c="2"/>'Type_system.html': 0.020361718055214053,</text:p>
      <text:p text:style-name="Preformatted_20_Text"><text:s text:c="2"/>'Unix.html': 0.019371535401587748,</text:p>
      <text:p text:style-name="P4"><text:s text:c="2"/>'Virtual_machine.html': 0.0244654123648392})</text:p>
      <text:p text:style-name="P1">PS : it is more efficient to multiply all results by 100 to see the importance between 0 an 100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3:15:48.552606054</meta:creation-date>
    <dc:date>2019-10-31T13:26:49.335261717</dc:date>
    <meta:editing-duration>PT10S</meta:editing-duration>
    <meta:editing-cycles>1</meta:editing-cycles>
    <meta:document-statistic meta:table-count="0" meta:image-count="0" meta:object-count="0" meta:page-count="2" meta:paragraph-count="77" meta:word-count="274" meta:character-count="3755" meta:non-whitespace-character-count="3424"/>
    <meta:generator>LibreOffice/6.0.7.3$Linux_X86_64 LibreOffice_project/00m0$Build-3</meta:generator>
  </office:meta>
</office:document-meta>
</file>